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5d14" officeooo:paragraph-rsid="00115d14"/>
    </style:style>
    <style:style style:name="P2" style:family="paragraph" style:parent-style-name="Standard">
      <style:text-properties officeooo:rsid="00116b5f" officeooo:paragraph-rsid="00116b5f"/>
    </style:style>
    <style:style style:name="P3" style:family="paragraph" style:parent-style-name="Standard">
      <style:text-properties officeooo:rsid="001306b0" officeooo:paragraph-rsid="001306b0"/>
    </style:style>
    <style:style style:name="P4" style:family="paragraph" style:parent-style-name="Standard">
      <style:text-properties officeooo:rsid="00145ba5" officeooo:paragraph-rsid="00145ba5"/>
    </style:style>
    <style:style style:name="P5" style:family="paragraph" style:parent-style-name="Standard">
      <style:text-properties officeooo:rsid="0015d03b" officeooo:paragraph-rsid="0015d03b"/>
    </style:style>
    <style:style style:name="P6" style:family="paragraph" style:parent-style-name="Standard">
      <style:text-properties officeooo:rsid="001810ce" officeooo:paragraph-rsid="001810ce"/>
    </style:style>
    <style:style style:name="P7" style:family="paragraph" style:parent-style-name="Standard">
      <style:text-properties officeooo:rsid="0019725e" officeooo:paragraph-rsid="0019725e"/>
    </style:style>
    <style:style style:name="P8" style:family="paragraph" style:parent-style-name="Standard">
      <style:text-properties officeooo:paragraph-rsid="0019725e"/>
    </style:style>
    <style:style style:name="P9" style:family="paragraph" style:parent-style-name="Standard">
      <style:text-properties officeooo:rsid="001d3fe6" officeooo:paragraph-rsid="001d3fe6"/>
    </style:style>
    <style:style style:name="P10" style:family="paragraph" style:parent-style-name="Standard">
      <style:text-properties officeooo:rsid="00212ddd" officeooo:paragraph-rsid="00212ddd"/>
    </style:style>
    <style:style style:name="P11" style:family="paragraph" style:parent-style-name="Standard">
      <style:text-properties officeooo:rsid="00225032" officeooo:paragraph-rsid="003408ed"/>
    </style:style>
    <style:style style:name="P12" style:family="paragraph" style:parent-style-name="Standard">
      <style:text-properties officeooo:rsid="00263123" officeooo:paragraph-rsid="00263123"/>
    </style:style>
    <style:style style:name="P13" style:family="paragraph" style:parent-style-name="Standard">
      <style:text-properties officeooo:paragraph-rsid="00280f86"/>
    </style:style>
    <style:style style:name="P14" style:family="paragraph" style:parent-style-name="Standard">
      <style:text-properties officeooo:rsid="002cd7ff" officeooo:paragraph-rsid="002cd7ff"/>
    </style:style>
    <style:style style:name="P15" style:family="paragraph" style:parent-style-name="Standard">
      <style:text-properties officeooo:paragraph-rsid="002cd7ff"/>
    </style:style>
    <style:style style:name="P16" style:family="paragraph" style:parent-style-name="Standard">
      <style:text-properties officeooo:rsid="0035b722" officeooo:paragraph-rsid="0035b722"/>
    </style:style>
    <style:style style:name="P17" style:family="paragraph" style:parent-style-name="Standard">
      <style:text-properties officeooo:rsid="0036b65b" officeooo:paragraph-rsid="0036b65b"/>
    </style:style>
    <style:style style:name="P18" style:family="paragraph" style:parent-style-name="Standard">
      <style:text-properties officeooo:rsid="004a015a" officeooo:paragraph-rsid="004a015a"/>
    </style:style>
    <style:style style:name="P19" style:family="paragraph" style:parent-style-name="Standard">
      <style:text-properties officeooo:rsid="004b3a21" officeooo:paragraph-rsid="004b3a21"/>
    </style:style>
    <style:style style:name="P20" style:family="paragraph" style:parent-style-name="Standard">
      <style:text-properties officeooo:rsid="004e1ad9" officeooo:paragraph-rsid="004e1ad9"/>
    </style:style>
    <style:style style:name="P21" style:family="paragraph" style:parent-style-name="Standard">
      <style:text-properties officeooo:rsid="00507bed" officeooo:paragraph-rsid="00507bed"/>
    </style:style>
    <style:style style:name="P22" style:family="paragraph" style:parent-style-name="Standard">
      <style:text-properties officeooo:rsid="00539a77" officeooo:paragraph-rsid="00539a77"/>
    </style:style>
    <style:style style:name="P23" style:family="paragraph" style:parent-style-name="Standard">
      <style:text-properties officeooo:rsid="0054bcde" officeooo:paragraph-rsid="0054bcde"/>
    </style:style>
    <style:style style:name="P24" style:family="paragraph" style:parent-style-name="Standard">
      <style:text-properties officeooo:rsid="005c5032" officeooo:paragraph-rsid="005c5032"/>
    </style:style>
    <style:style style:name="P25" style:family="paragraph" style:parent-style-name="Standard">
      <style:text-properties officeooo:rsid="005e3bbd" officeooo:paragraph-rsid="005e3bbd"/>
    </style:style>
    <style:style style:name="P26" style:family="paragraph" style:parent-style-name="Standard">
      <style:text-properties officeooo:rsid="005f0442" officeooo:paragraph-rsid="005f0442"/>
    </style:style>
    <style:style style:name="P27" style:family="paragraph" style:parent-style-name="Standard">
      <style:text-properties officeooo:rsid="0061c164" officeooo:paragraph-rsid="0061c164"/>
    </style:style>
    <style:style style:name="P28" style:family="paragraph" style:parent-style-name="Standard">
      <style:text-properties officeooo:rsid="006b894a" officeooo:paragraph-rsid="006b894a"/>
    </style:style>
    <style:style style:name="P29" style:family="paragraph" style:parent-style-name="Standard">
      <style:text-properties officeooo:paragraph-rsid="006b894a"/>
    </style:style>
    <style:style style:name="P30" style:family="paragraph" style:parent-style-name="Standard">
      <style:text-properties officeooo:rsid="0070aee9" officeooo:paragraph-rsid="0070aee9"/>
    </style:style>
    <style:style style:name="P31" style:family="paragraph" style:parent-style-name="Standard">
      <style:text-properties officeooo:paragraph-rsid="00212ddd"/>
    </style:style>
    <style:style style:name="P32" style:family="paragraph" style:parent-style-name="Standard">
      <style:text-properties officeooo:paragraph-rsid="003e79d2"/>
    </style:style>
    <style:style style:name="P33" style:family="paragraph" style:parent-style-name="Standard">
      <style:text-properties officeooo:rsid="0080c8b8" officeooo:paragraph-rsid="0080c8b8"/>
    </style:style>
    <style:style style:name="P34" style:family="paragraph" style:parent-style-name="Standard">
      <style:text-properties officeooo:paragraph-rsid="0084201b"/>
    </style:style>
    <style:style style:name="P35" style:family="paragraph" style:parent-style-name="Standard">
      <style:text-properties fo:font-style="normal" officeooo:rsid="00227165" officeooo:paragraph-rsid="003408ed" style:font-style-asian="normal" style:font-style-complex="normal"/>
    </style:style>
    <style:style style:name="P36" style:family="paragraph" style:parent-style-name="Standard">
      <style:text-properties fo:font-style="normal" officeooo:rsid="00353b96" officeooo:paragraph-rsid="0035b722" style:font-style-asian="normal" style:font-style-complex="normal"/>
    </style:style>
    <style:style style:name="P37" style:family="paragraph" style:parent-style-name="Standard">
      <style:text-properties fo:font-style="normal" officeooo:rsid="0035b722" officeooo:paragraph-rsid="0035b722" style:font-style-asian="normal" style:font-style-complex="normal"/>
    </style:style>
    <style:style style:name="P38" style:family="paragraph" style:parent-style-name="Standard">
      <style:text-properties fo:font-style="normal" officeooo:rsid="0027be0d" officeooo:paragraph-rsid="0027be0d" style:font-style-asian="normal" style:font-style-complex="normal"/>
    </style:style>
    <style:style style:name="P39" style:family="paragraph" style:parent-style-name="Standard">
      <style:text-properties officeooo:rsid="0076af4d" officeooo:paragraph-rsid="0076af4d"/>
    </style:style>
    <style:style style:name="P40" style:family="paragraph" style:parent-style-name="Standard">
      <style:text-properties officeooo:rsid="0086e691" officeooo:paragraph-rsid="0086e691"/>
    </style:style>
    <style:style style:name="P41" style:family="paragraph" style:parent-style-name="Standard">
      <style:text-properties officeooo:rsid="0088bfad" officeooo:paragraph-rsid="0088bfad"/>
    </style:style>
    <style:style style:name="P42" style:family="paragraph" style:parent-style-name="Standard">
      <style:text-properties officeooo:paragraph-rsid="0088c8a5"/>
    </style:style>
    <style:style style:name="P43" style:family="paragraph" style:parent-style-name="Standard">
      <style:text-properties officeooo:paragraph-rsid="008a8313"/>
    </style:style>
    <style:style style:name="P44" style:family="paragraph" style:parent-style-name="Standard">
      <style:paragraph-properties fo:break-before="page"/>
      <style:text-properties officeooo:rsid="0080c8b8" officeooo:paragraph-rsid="0080c8b8"/>
    </style:style>
    <style:style style:name="P45" style:family="paragraph" style:parent-style-name="Standard">
      <style:text-properties officeooo:rsid="009e0cf8" officeooo:paragraph-rsid="009e0cf8"/>
    </style:style>
    <style:style style:name="T1" style:family="text">
      <style:text-properties officeooo:rsid="00163aa6"/>
    </style:style>
    <style:style style:name="T2" style:family="text">
      <style:text-properties officeooo:rsid="0019725e"/>
    </style:style>
    <style:style style:name="T3" style:family="text">
      <style:text-properties officeooo:rsid="001b62e9"/>
    </style:style>
    <style:style style:name="T4" style:family="text">
      <style:text-properties officeooo:rsid="001d3fe6"/>
    </style:style>
    <style:style style:name="T5" style:family="text">
      <style:text-properties officeooo:rsid="001ea8d7"/>
    </style:style>
    <style:style style:name="T6" style:family="text">
      <style:text-properties officeooo:rsid="001f70bc"/>
    </style:style>
    <style:style style:name="T7" style:family="text">
      <style:text-properties officeooo:rsid="00212ddd"/>
    </style:style>
    <style:style style:name="T8" style:family="text">
      <style:text-properties officeooo:rsid="0021d2ea"/>
    </style:style>
    <style:style style:name="T9" style:family="text">
      <style:text-properties officeooo:rsid="00225032"/>
    </style:style>
    <style:style style:name="T10" style:family="text">
      <style:text-properties officeooo:rsid="00227165"/>
    </style:style>
    <style:style style:name="T11" style:family="text">
      <style:text-properties fo:font-style="normal" style:font-style-asian="normal" style:font-style-complex="normal"/>
    </style:style>
    <style:style style:name="T12" style:family="text">
      <style:text-properties fo:font-style="normal" officeooo:rsid="00227165" style:font-style-asian="normal" style:font-style-complex="normal"/>
    </style:style>
    <style:style style:name="T13" style:family="text">
      <style:text-properties fo:font-style="normal" officeooo:rsid="002442ad" style:font-style-asian="normal" style:font-style-complex="normal"/>
    </style:style>
    <style:style style:name="T14" style:family="text">
      <style:text-properties fo:font-style="normal" officeooo:rsid="002271a9" style:font-style-asian="normal" style:font-style-complex="normal"/>
    </style:style>
    <style:style style:name="T15" style:family="text">
      <style:text-properties fo:font-style="normal" officeooo:rsid="00353b96" style:font-style-asian="normal" style:font-style-complex="normal"/>
    </style:style>
    <style:style style:name="T16" style:family="text">
      <style:text-properties fo:font-style="normal" officeooo:rsid="003864dd" style:font-style-asian="normal" style:font-style-complex="normal"/>
    </style:style>
    <style:style style:name="T17" style:family="text">
      <style:text-properties fo:font-style="normal" officeooo:rsid="00391ac3" style:font-style-asian="normal" style:font-style-complex="normal"/>
    </style:style>
    <style:style style:name="T18" style:family="text">
      <style:text-properties fo:font-style="normal" officeooo:rsid="003a6a61" style:font-style-asian="normal" style:font-style-complex="normal"/>
    </style:style>
    <style:style style:name="T19" style:family="text">
      <style:text-properties fo:font-style="normal" officeooo:rsid="003b2a0a" style:font-style-asian="normal" style:font-style-complex="normal"/>
    </style:style>
    <style:style style:name="T20" style:family="text">
      <style:text-properties fo:font-style="normal" officeooo:rsid="003b9c63" style:font-style-asian="normal" style:font-style-complex="normal"/>
    </style:style>
    <style:style style:name="T21" style:family="text">
      <style:text-properties fo:font-style="normal" officeooo:rsid="003be73a" style:font-style-asian="normal" style:font-style-complex="normal"/>
    </style:style>
    <style:style style:name="T22" style:family="text">
      <style:text-properties fo:font-style="normal" officeooo:rsid="0044e35b" style:font-style-asian="normal" style:font-style-complex="normal"/>
    </style:style>
    <style:style style:name="T23" style:family="text">
      <style:text-properties fo:font-style="normal" officeooo:rsid="0046916c" style:font-style-asian="normal" style:font-style-complex="normal"/>
    </style:style>
    <style:style style:name="T24" style:family="text">
      <style:text-properties fo:font-style="normal" officeooo:rsid="0046cb04" style:font-style-asian="normal" style:font-style-complex="normal"/>
    </style:style>
    <style:style style:name="T25" style:family="text">
      <style:text-properties officeooo:rsid="00280f86"/>
    </style:style>
    <style:style style:name="T26" style:family="text">
      <style:text-properties officeooo:rsid="00297f48"/>
    </style:style>
    <style:style style:name="T27" style:family="text">
      <style:text-properties officeooo:rsid="002afe79"/>
    </style:style>
    <style:style style:name="T28" style:family="text">
      <style:text-properties officeooo:rsid="002cbfb6"/>
    </style:style>
    <style:style style:name="T29" style:family="text">
      <style:text-properties officeooo:rsid="002cd7ff"/>
    </style:style>
    <style:style style:name="T30" style:family="text">
      <style:text-properties officeooo:rsid="002e85ef"/>
    </style:style>
    <style:style style:name="T31" style:family="text">
      <style:text-properties officeooo:rsid="0032434f"/>
    </style:style>
    <style:style style:name="T32" style:family="text">
      <style:text-properties officeooo:rsid="003c4771"/>
    </style:style>
    <style:style style:name="T33" style:family="text">
      <style:text-properties officeooo:rsid="003e4462"/>
    </style:style>
    <style:style style:name="T34" style:family="text">
      <style:text-properties officeooo:rsid="003e79d2"/>
    </style:style>
    <style:style style:name="T35" style:family="text">
      <style:text-properties officeooo:rsid="00402dbf"/>
    </style:style>
    <style:style style:name="T36" style:family="text">
      <style:text-properties officeooo:rsid="004183c9"/>
    </style:style>
    <style:style style:name="T37" style:family="text">
      <style:text-properties officeooo:rsid="004183db"/>
    </style:style>
    <style:style style:name="T38" style:family="text">
      <style:text-properties officeooo:rsid="00434bd6"/>
    </style:style>
    <style:style style:name="T39" style:family="text">
      <style:text-properties officeooo:rsid="00481196"/>
    </style:style>
    <style:style style:name="T40" style:family="text">
      <style:text-properties officeooo:rsid="00490fb8"/>
    </style:style>
    <style:style style:name="T41" style:family="text">
      <style:text-properties officeooo:rsid="004cbdfe"/>
    </style:style>
    <style:style style:name="T42" style:family="text">
      <style:text-properties officeooo:rsid="004cd888"/>
    </style:style>
    <style:style style:name="T43" style:family="text">
      <style:text-properties officeooo:rsid="004e8b52"/>
    </style:style>
    <style:style style:name="T44" style:family="text">
      <style:text-properties officeooo:rsid="004f566b"/>
    </style:style>
    <style:style style:name="T45" style:family="text">
      <style:text-properties officeooo:rsid="0050bdc0"/>
    </style:style>
    <style:style style:name="T46" style:family="text">
      <style:text-properties officeooo:rsid="0052592a"/>
    </style:style>
    <style:style style:name="T47" style:family="text">
      <style:text-properties officeooo:rsid="0055e0b5"/>
    </style:style>
    <style:style style:name="T48" style:family="text">
      <style:text-properties officeooo:rsid="0055fa23"/>
    </style:style>
    <style:style style:name="T49" style:family="text">
      <style:text-properties officeooo:rsid="00560f56"/>
    </style:style>
    <style:style style:name="T50" style:family="text">
      <style:text-properties officeooo:rsid="005751ff"/>
    </style:style>
    <style:style style:name="T51" style:family="text">
      <style:text-properties officeooo:rsid="0057b102"/>
    </style:style>
    <style:style style:name="T52" style:family="text">
      <style:text-properties officeooo:rsid="0059527c"/>
    </style:style>
    <style:style style:name="T53" style:family="text">
      <style:text-properties officeooo:rsid="005b0b09"/>
    </style:style>
    <style:style style:name="T54" style:family="text">
      <style:text-properties officeooo:rsid="005e4eaa"/>
    </style:style>
    <style:style style:name="T55" style:family="text">
      <style:text-properties officeooo:rsid="005ff973"/>
    </style:style>
    <style:style style:name="T56" style:family="text">
      <style:text-properties officeooo:rsid="006371c1"/>
    </style:style>
    <style:style style:name="T57" style:family="text">
      <style:text-properties officeooo:rsid="006487c3"/>
    </style:style>
    <style:style style:name="T58" style:family="text">
      <style:text-properties officeooo:rsid="00662070"/>
    </style:style>
    <style:style style:name="T59" style:family="text">
      <style:text-properties officeooo:rsid="00666786"/>
    </style:style>
    <style:style style:name="T60" style:family="text">
      <style:text-properties officeooo:rsid="00676a1d"/>
    </style:style>
    <style:style style:name="T61" style:family="text">
      <style:text-properties officeooo:rsid="00685d3a"/>
    </style:style>
    <style:style style:name="T62" style:family="text">
      <style:text-properties officeooo:rsid="0069a619"/>
    </style:style>
    <style:style style:name="T63" style:family="text">
      <style:text-properties officeooo:rsid="006b894a"/>
    </style:style>
    <style:style style:name="T64" style:family="text">
      <style:text-properties officeooo:rsid="006d6e26"/>
    </style:style>
    <style:style style:name="T65" style:family="text">
      <style:text-properties officeooo:rsid="00722191"/>
    </style:style>
    <style:style style:name="T66" style:family="text">
      <style:text-properties officeooo:rsid="0074ce9f"/>
    </style:style>
    <style:style style:name="T67" style:family="text">
      <style:text-properties officeooo:rsid="00772757"/>
    </style:style>
    <style:style style:name="T68" style:family="text">
      <style:text-properties officeooo:rsid="00781c43"/>
    </style:style>
    <style:style style:name="T69" style:family="text">
      <style:text-properties officeooo:rsid="00791451"/>
    </style:style>
    <style:style style:name="T70" style:family="text">
      <style:text-properties officeooo:rsid="007cca36"/>
    </style:style>
    <style:style style:name="T71" style:family="text">
      <style:text-properties officeooo:rsid="007d79e4"/>
    </style:style>
    <style:style style:name="T72" style:family="text">
      <style:text-properties officeooo:rsid="007f6cc4"/>
    </style:style>
    <style:style style:name="T73" style:family="text">
      <style:text-properties officeooo:rsid="007ff4a3"/>
    </style:style>
    <style:style style:name="T74" style:family="text">
      <style:text-properties officeooo:rsid="008200c9"/>
    </style:style>
    <style:style style:name="T75" style:family="text">
      <style:text-properties officeooo:rsid="0082756d"/>
    </style:style>
    <style:style style:name="T76" style:family="text">
      <style:text-properties officeooo:rsid="008340f5"/>
    </style:style>
    <style:style style:name="T77" style:family="text">
      <style:text-properties officeooo:rsid="0084201b"/>
    </style:style>
    <style:style style:name="T78" style:family="text">
      <style:text-properties officeooo:rsid="0084ce93"/>
    </style:style>
    <style:style style:name="T79" style:family="text">
      <style:text-properties officeooo:rsid="00867093"/>
    </style:style>
    <style:style style:name="T80" style:family="text">
      <style:text-properties officeooo:rsid="0088c8a5"/>
    </style:style>
    <style:style style:name="T81" style:family="text">
      <style:text-properties officeooo:rsid="008a8313"/>
    </style:style>
    <style:style style:name="T82" style:family="text">
      <style:text-properties officeooo:rsid="008b9f02"/>
    </style:style>
    <style:style style:name="T83" style:family="text">
      <style:text-properties officeooo:rsid="008d93c1"/>
    </style:style>
    <style:style style:name="T84" style:family="text">
      <style:text-properties officeooo:rsid="008f1e25"/>
    </style:style>
    <style:style style:name="T85" style:family="text">
      <style:text-properties officeooo:rsid="008f9a6c"/>
    </style:style>
    <style:style style:name="T86" style:family="text">
      <style:text-properties officeooo:rsid="008faf6b"/>
    </style:style>
    <style:style style:name="T87" style:family="text">
      <style:text-properties officeooo:rsid="0090ede3"/>
    </style:style>
    <style:style style:name="T88" style:family="text">
      <style:text-properties officeooo:rsid="00927a00"/>
    </style:style>
    <style:style style:name="T89" style:family="text">
      <style:text-properties officeooo:rsid="00945241"/>
    </style:style>
    <style:style style:name="T90" style:family="text">
      <style:text-properties officeooo:rsid="0094b733"/>
    </style:style>
    <style:style style:name="T91" style:family="text">
      <style:text-properties officeooo:rsid="0094f640"/>
    </style:style>
    <style:style style:name="T92" style:family="text">
      <style:text-properties officeooo:rsid="009684b5"/>
    </style:style>
    <style:style style:name="T93" style:family="text">
      <style:text-properties officeooo:rsid="009824b7"/>
    </style:style>
    <style:style style:name="T94" style:family="text">
      <style:text-properties officeooo:rsid="0098dffe"/>
    </style:style>
    <style:style style:name="T95" style:family="text">
      <style:text-properties officeooo:rsid="009a90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hoj! Já jsem Petr a budu vám povídat o Rustu. Tak, kdo z vás programuje. Alespoň trošku. Malinko. Super!</text:p>
      <text:p text:style-name="P9"/>
      <text:p text:style-name="P34"><text:span text:style-name="T4">Takže, Rust je nový </text:span><text:span text:style-name="T75">silně typovaný </text:span><text:span text:style-name="T4">jazyk od Mozilly. </text:span><text:span text:style-name="T38">Je multiplatformní</text:span><text:span text:style-name="T4">. </text:span><text:span text:style-name="T74">Běží všude kde běží LLVM. Je zatraceně rychlý. I když je relativně nový, je o plusminus pár procent stejně rychlý jako céčko. </text:span><text:span text:style-name="T76">Nemá žádné race conditions – jestli jste někdy psali kód co běžel ve víc vláknech zároveň tak víte, že tohle uhlídat je strašně těžký, i v moderních jazycích. V Rustu tenhle typ problémů prostě neexistuje. </text:span><text:span text:style-name="T77">Ale hlavně, má narozdíl od céčka úžasnou standartní knihovnu. A tím samozřejmě myslím, že umí stringy s jednorožcema.</text:span></text:p>
      <text:p text:style-name="P34"/>
      <text:p text:style-name="P34"><text:span text:style-name="T79">Je to high level jazyk s dobrou knihovnou, a strašně hezky se celý ten jazyk používá. </text:span><text:span text:style-name="T5">Proto o něm mám přednášku. </text:span><text:span text:style-name="T6">Je málo věcí, kvůli kterým doprovolně zahodím hodiny svého života, který jsem mohl promarnit sledováním Mirai Nikki. </text:span><text:span text:style-name="T78">Ale Rust je prostě skvělý.</text:span></text:p>
      <text:p text:style-name="P10"/>
      <text:p text:style-name="P31"><text:span text:style-name="T7">Ještě než začnu, kdo z vás někdy zkusil v Rustu něco napsat. </text:span><text:span text:style-name="T8">(když se někdo přihlásí)</text:span><text:span text:style-name="T7"> Schválně říkám zkusil, nevadí že se to nikdy nezkompilovalo. </text:span><text:span text:style-name="T8">Dobře, a kdo něco napsal v céčku, c plus plus, nebo něčem takovém. </text:span><text:span text:style-name="T9">Tak, já se ptám z jednoho důvodu. A to proto, že Rust nemá nahradit Go, nebo Python. </text:span><text:span text:style-name="T70">Rust je </text:span><text:span text:style-name="T71">totiž </text:span><text:span text:style-name="T70">dělaný na systémy, kde potřebujete vytřískat z počítače nebo mikrokontroleru maximální výkon.</text:span><text:span text:style-name="T9"> </text:span><text:span text:style-name="T70">Rust</text:span><text:span text:style-name="T9"> má za cíl nahradit céčkové jazyky. </text:span><text:span text:style-name="T10">Co</text:span><text:span text:style-name="T12">ž </text:span></text:p>
      <text:p text:style-name="P35"/>
      <text:p text:style-name="P11"><text:span text:style-name="T12">není tak těžké. T</text:span><text:span text:style-name="T14">o jste věděli, že v céčku můžete indexovat číslo polem? </text:span><text:span text:style-name="T13">Ne, nedělám si srandu. Tohle fakt fugnuje, zkompiluje se to a ani to nevyhodí warning! </text:span><text:span text:style-name="T15">Ono to dává smysl, ale je to moc hezký případ. </text:span><text:span text:style-name="T22">V podstatě, co dělá indexace. </text:span><text:span text:style-name="T23">Indexace vezme pointer na pole a přičte k němu index. </text:span><text:span text:style-name="T24">(Píšu na tabuli). No a samozřejmě v céčku to funguje i obráceně, protože pointerová aritmetika. Krásný, že?</text:span></text:p>
      <text:p text:style-name="P36"/>
      <text:p text:style-name="P16"><text:span text:style-name="T15">D</text:span><text:span text:style-name="T11">alší úžasná věc. Co si myslíte, že vypíše tenhle kód? Mám tam nějaký číslo, inicializovaný na 41 a potom ho inkrementuju. Kolik by to mělo být? [42]. Tak, a schválně. Kolik to bude?</text:span></text:p>
      <text:p text:style-name="P37"/>
      <text:p text:style-name="P17"><text:span text:style-name="T11">To je proto, čemu se říká takzvaný trigraph. </text:span><text:span text:style-name="T16">Teď jsem trochu podváděl, moderní gcc vám hodí warning když se to snažíte použít. Ale i tak to je zábavný. </text:span><text:span text:style-name="T17">Když v céčku napíšete dva otazníky a potom jiný znak, tak ho to změní. Původně to bylo dělané pro programátory kterým nějaké znaky na klávesnici chyběly. Třeba zpětné lomítko. Tak někoho napadlo, že super způsob jak zapsat zpětné lomítko, jsou dva otazníky a normální lomítko. </text:span><text:span text:style-name="T18">Protože to je hezký a intuitivní </text:span><text:span text:style-name="T19">a užitečný. </text:span><text:span text:style-name="T20">Takže potom, co se vyhodnotí trigraphy, skončíte s něčím co vypadá nějak takhle. </text:span><text:span text:style-name="T21">To zpětné lomítko escapne newlinu, takže ten komentář zakomentovává i tu inkrementaci.</text:span></text:p>
      <text:p text:style-name="P37"/>
      <text:p text:style-name="P12"><text:span text:style-name="T13">T</text:span><text:span text:style-name="T11">ak a když už jsem se tak trochu prozradil – kdo z vás sem přišel aby se dozvěděl něco o Rustu. Dobře, a kdo z vás sem přišel si dělat srandu z céčka?</text:span></text:p>
      <text:p text:style-name="P38">Nevadí! Však vy to přežijete. Navíc během přednášek zamykáme vstupní dveře.</text:p>
      <text:p text:style-name="P38"/>
      <text:p text:style-name="P13"><text:span text:style-name="T25">Každopádně, Rust je skvělý. Lidi ho milují. Kdo z vás zná stackoverflow? To je ta stránka jak z ní kopírujeme kód a </text:span><text:span text:style-name="T32">všem ho potom ukazujeme s tím jak skvělí jsme programátoři</text:span><text:span text:style-name="T25">. </text:span><text:span text:style-name="T26">Fajn, tak tahle stránka pořádá každý rok anketu. A už asi čtyři roky po sobě se Rust umístil na prvním místě těch nejmilovanějších jazyků – kdybyste měli nějaký lepší překlad tak řekněte, v češtině </text:span><text:span text:style-name="T33">mi</text:span><text:span text:style-name="T26"> to zní strašně divně. </text:span><text:span text:style-name="T27">Každopádně, přes 80 procentu vývojářů co zkusili Rust, si ho zamilovali. </text:span><text:span text:style-name="T28">A to i přesto, že nejde zkompilovat.</text:span></text:p>
      <text:p text:style-name="P13"/>
      <text:p text:style-name="P15"><text:span text:style-name="T29">Abych to vysvětlil, Rust má přímo úžasnou vlastnost. </text:span><text:span text:style-name="T30">Většinu vašich chyb vždycky zachytí kompiler. </text:span><text:span text:style-name="T31">Když ten program zkompilujete, víte, že 90% chyb už je pryč. Má to </text:span><text:span text:style-name="T39">samozřejmě i stinnou stránku</text:span><text:span text:style-name="T31">.</text:span></text:p>
      <text:p text:style-name="P14"><text:soft-page-break/></text:p>
      <text:p text:style-name="P32"><text:span text:style-name="T34">Zkompilovat ho dá šíleně moc práce. </text:span><text:span text:style-name="T35">Rust nahrazuje céčko, takže musí být stejně rychlý, nebo rychlejší. </text:span><text:span text:style-name="T36">To se mu i přesto jak je mladý jazyk daří, ale celkem dost přitom mění způsob, jak se programuje. </text:span><text:span text:style-name="T37">Psát programy v Rustu prostě nejde stejným způsobem jako kdekoliv jinde. </text:span><text:span text:style-name="T40">Není to přímo </text:span><text:span text:style-name="T72">těžké</text:span><text:span text:style-name="T40">, jen je to něco, co jste v životě nedělali. </text:span><text:span text:style-name="T37">A tím hlavním důvodem je paměť.</text:span></text:p>
      <text:p text:style-name="P5"/>
      <text:p text:style-name="P18">Tak, máme nějaký program, a ten nějakým způsobem využívá paměť, ok? Tak, jaké způsoby managování paměti znáte. Jak může programovací jazyk spravovat paměť. Notak, povídejte.</text:p>
      <text:p text:style-name="P18"/>
      <text:p text:style-name="P19">Tak, první způsob je manuální správa. Prostě, nechci se s tím dělat, však on to programátor nějak vymyslí. <text:span text:style-name="T41">Výhoda je, že to je strašně rychlý. </text:span><text:span text:style-name="T42">A jednoduchý, lightweight, funguje to všude. Ideální. Tohle používá třeba céčko nebo c plus plus.</text:span></text:p>
      <text:p text:style-name="P19"/>
      <text:p text:style-name="P20">Aaaaž na to že programátoři jsou lidi. Lidi kteří dělají chyby. <text:span text:style-name="T43">A ukázalo se, že člověk prostě v komplexních programech tu paměť uhlídat nezvládá. </text:span><text:span text:style-name="T44">Třeba Microsoft asi půl roku zpátky zveřejnil, že asi sedmdesát procent bezpečnostních chyb je kvůli paměti. To je sakra hodně! Microsoft má ty nejlepší programátory na světě, s těmi nejlepšími nástroji. A pořád nejsou schopný napsat kód který by byl paměťově v pořádku.</text:span></text:p>
      <text:p text:style-name="P5"/>
      <text:p text:style-name="P21">To se samozřejmě musí řešit. A tak, ve chvíli kdy není potřeba maximální výkon, přichází nařadu jazyky s garbage collectorem. Garbage collector je program, který běží pokaždý, když v tomhle jazyce něco napíšete a spustíte. Ten prostě vždycky jednou za čas zkontroluje paměť co využíváte a dá pryč tu, co už nepotřebujete. <text:span text:style-name="T45">Funguje to, je to bezpečný, programátor je odstíněný od toho, že vůbec něco jako paměť existuje. </text:span><text:span text:style-name="T46">Ale je to pomalý.</text:span></text:p>
      <text:p text:style-name="P22">Tak, máme tři způsoby správy paměti. Manuální, Garbage Collector, a potom Rust.</text:p>
      <text:p text:style-name="P5"/>
      <text:p text:style-name="P23">Rust používá zdánlivě stejnou techniku jako céčko u manuální správy. <text:span text:style-name="T47">Neběží v pozadí garbage collector, nic takového. Díky tomu je tak rychlý. </text:span><text:span text:style-name="T48">Ale </text:span><text:span text:style-name="T51">narozdíl od céčka </text:span><text:span text:style-name="T48">ani nenechá programátora, aby se sám snažil paměť uhlídat. </text:span><text:span text:style-name="T49">Rust to dělá tak, že při kompilaci prostě všechno, co v céčku dělal programátor manuálně, udělá za vás. </text:span><text:span text:style-name="T50">A navíc paměťově bezpečně, často efektivněji než by to dokázal člověk. </text:span><text:span text:style-name="T52">Prostě během kompilace pozná, kdy danou paměť použijete naposled a v tu chvíli ji uvolní. Sám od sebe. </text:span><text:span text:style-name="T53">A to je prostě úžasný! </text:span><text:span text:style-name="T73">Nevýhoda je, že vás trochu omezuje v tom, jakým způsobem vám dovolí psát programy, ale o tom později. Teď se přesuneme k důležitějším věcem</text:span></text:p>
      <text:p text:style-name="P24">Tak, kdo ví, jak vypadá otazník v řečitině a jak se používá? </text:p>
      <text:p text:style-name="P24"/>
      <text:p text:style-name="P25">Správně. Vypadá úplně stejně jako středník. A používá se k dělání si srandy z lidí co si nechají odemknutý počítač s kódem. <text:span text:style-name="T54">Ale ne v Rustu. </text:span></text:p>
      <text:p text:style-name="P26">Rustí kompiler je úžasný. <text:span text:style-name="T55">On musí být dobrý, protože Rust po vás chce, abyste program psali určitým způsobem, a bez dobrého kompileru který je užitečný by to prostě nešlo.</text:span></text:p>
      <text:p text:style-name="P26"/>
      <text:p text:style-name="P27">Kromě těhlech blbinek umí doopravdy poradit. <text:span text:style-name="T56">Tohle je chyba, když jsem psal nějaký emulátor soustavy logických bran, to je jedno. </text:span><text:span text:style-name="T57">Ale důležité je, že Rust mi řekl: Hele, tady máš paměťovou chybu. </text:span><text:span text:style-name="T58">Tady je chybová hláška abys to mohl vyhledat. </text:span><text:span text:style-name="T59">Tady přesně ta chyba n</text:span><text:span text:style-name="T66">a</text:span><text:span text:style-name="T59">stane. </text:span><text:span text:style-name="T60">A tady máš dlouhý vysvětlení proč nastane a kvůli čemu v tvém kódu nastane. </text:span><text:span text:style-name="T62">Tadyhleten kód nemusí vždycky fungovat, protože tohle tohle a tohle.</text:span><text:span text:style-name="T60"> </text:span><text:span text:style-name="T61">A k tomu nabídne link na dokumentaci, kde je ta paměťová chyba podrobně rozepsaná na dvě stránky. </text:span><text:span text:style-name="T63">Co by udělalo céčko?</text:span></text:p>
      <text:p text:style-name="P27"/>
      <text:p text:style-name="P29"><text:span text:style-name="T63">Segfault. Občas</text:span><text:span text:style-name="T64">. </text:span></text:p>
      <text:p text:style-name="P30"><text:soft-page-break/>Můj point je v tom, že Rust má ten nejlepší kompilátor který jsem kdy viděl. Nejenom že vám oznámí chybu, on vám ji i vysvětlí <text:span text:style-name="T65">přímo na vašem kódu </text:span>a nabídne řešení!</text:p>
      <text:p text:style-name="P28"/>
      <text:p text:style-name="P39">Jako rustí vývojář se nikdy nesetkáte s ničím jako je segmentation fault, null dereference, use after free, double free, buffer overflow, data race, uninitialized memory, valgrind. <text:span text:style-name="T67">Tohle není kritika céčka, já sám v něm psát umím a je to úžasný jazyk </text:span><text:span text:style-name="T68">ve kterém mě baví programovat. </text:span><text:span text:style-name="T69">Jenom říkám, že na větší, seriózní projekty, bych se céčko použít neodvážil.</text:span></text:p>
      <text:p text:style-name="P39"/>
      <text:p text:style-name="P39">---</text:p>
      <text:p text:style-name="P39"/>
      <text:p text:style-name="P40">Proč Rust?</text:p>
      <text:p text:style-name="P40"/>
      <text:p text:style-name="P40">Na tohle uslyšíte spoustu odpovědí. První z nich je, bezpečný kód. Ale k čemu mi to je? Proč mě to zajímá? Tak to nějak hotfixnu. Nebo to prostě restartuju když to spadne. Nebo koupím víc ramky když mám memory leak <text:span text:style-name="T88">[rakety]</text:span>. Nebo prostě použiju jeden z tisíce dalších jazyků co to už má.</text:p>
      <text:p text:style-name="P40"/>
      <text:p text:style-name="P40">Lidi vám potom řeknou že Rust to kombinuje s rychlostí – je srovnatelný s céčkem, někdy rychlejší, někdy pomalejší. Jakože, mají pravdu. Na pár let starý jazyk, který soupeří s něčím co se optimalizovalo desítky let, to je ohromný úspěch. Ale. K čemu mi to je? Jestli neděláte v Cloudflare, Microsoftu, Mozille, Googlu, nebo nestavíte moduly pro kernel – které mimochodem jdou psát v Rustu – proč byste to kdy potřebovali? A jestli to potřebujete, proč jste sarka na týhle přednášce v obecenstvu a ne tady místo mě?</text:p>
      <text:p text:style-name="P40"/>
      <text:p text:style-name="P41">Ten důvod, proč používat Rust je jediný. Je. To. Zábava. Programování mě zase baví. My programátoři neprogramujeme proto že je něco efektivní nebo tak něco, ale proto že nás to baví. Baví nás řešit problémy a odsouvat překážky, posunovat hranice. <text:span text:style-name="T80">Proto Rust.</text:span></text:p>
      <text:p text:style-name="P41"/>
      <text:p text:style-name="P42"><text:span text:style-name="T80">Každý problém můžete řešit spoustou přístupů. Kdybych vám dal za úkol napsat program na vydělení dvou čísel v Javě nebo něčem takovém, tak mi to hodíte na hlavu. Když vám to dám napsat v Haskellu nebo Prologu, začne to být zajímavé. A když vás požádám o řešení v sedu nebo třeba brainfucku, tak si k tomu sednete a budete se s tím mořit deset hodin abyste mi dali funkční řešení. </text:span><text:span text:style-name="T89">A bude to úžasně strávená noc.</text:span></text:p>
      <text:p text:style-name="P42"/>
      <text:p text:style-name="P43"><text:span text:style-name="T81">To proč zbožňuju Rust se zakládá přesně na téhle myšlence. Ne že by vydělení dvou čísel trvalo napsat deset hodin – ale jednoduše, je to něco nového. </text:span><text:span text:style-name="T82">Člověk přemýšlí úplně jiným způsobem, než u ostatních jazyků. </text:span><text:span text:style-name="T83">Za celý svůj život jsem programoval klasicky objektově v C#, potom tak nějak podivně v shellu. Zkusil jsem i funkcionální Haskell a logický Prolog. </text:span><text:span text:style-name="T84">Podobně jako všechno tohle, i Rust je nějaký úplně nový přístup. </text:span><text:span text:style-name="T85">Řešíte problémy netradičním způsobem. </text:span><text:span text:style-name="T86">A jako odměnu dostanete ten krásný pocit, když vytvoříte kód, který se zkompiluje a </text:span><text:span text:style-name="T90">vidíte</text:span><text:span text:style-name="T86">, že jste stvořili něco krásného. </text:span><text:span text:style-name="T91">Že tvoříte umění.</text:span><text:span text:style-name="T86"> Všechny ty </text:span><text:span text:style-name="T92">věci</text:span><text:span text:style-name="T86"> o kterých jsem mluvil celou přednášku je jenom třešnička na dortu. </text:span><text:span text:style-name="T87">Proto Rust. Rád si hraju. Pojďte </text:span><text:span text:style-name="T94">si hrát</text:span><text:span text:style-name="T87"> mnou. </text:span><text:span text:style-name="T93">Zkuste si Rust.</text:span></text:p>
      <text:p text:style-name="P44">Skoncil jsem po slidu 11</text:p>
      <text:p text:style-name="P33">TODO: veci pred kteryma me kompiler chrani – null, option, result, exhaustive pattern matching, zminit super std knihovnu</text:p>
      <text:p text:style-name="P45">TODO: Zminit tu moji vec na mobil na predelavani slidu – Ale neobtěžoval jsem se se zabezpečením, takže doufám že tu nikdo nemá nmap. To se týká hlavně tebe, Kristýno!</text:p>
      <text:p text:style-name="P5"/>
      <text:p text:style-name="P5"/>
      <text:p text:style-name="P5"/>
      <text:p text:style-name="P5">Kdo sem prisel se neco naucit o Rustu? A kdo prisel si delat srandu z cecka? ... <text:span text:style-name="T1">Nevadi!</text:span></text:p>
      <text:p text:style-name="P2"/>
      <text:p text:style-name="P2">Ptat se behem prednasky – programatori, rust, cecko, ...</text:p>
      <text:p text:style-name="P3">Vtipny veci z cecka</text:p>
      <text:p text:style-name="P1"/>
      <text:p text:style-name="P1">Co je nejhorsi pocit</text:p>
      <text:p text:style-name="P1">presne!</text:p>
      <text:p text:style-name="P1">kdyz spustim program a dava spatnej vysledek</text:p>
      <text:p text:style-name="P1">- jenom obcas</text:p>
      <text:p text:style-name="P1"/>
      <text:p text:style-name="P1">-&gt; engage publika</text:p>
      <text:p text:style-name="P1"/>
      <text:p text:style-name="P4">prezentaci nepouzivat pro slova, ale grafiku</text:p>
      <text:p text:style-name="P4"/>
      <text:p text:style-name="P4"/>
      <text:p text:style-name="P4">--</text:p>
      <text:p text:style-name="P4"/>
      <text:p text:style-name="P4"/>
      <text:p text:style-name="P6">(self deprecating jokes -&gt; lepsi na how to capture a girlfriend)</text:p>
      <text:p text:style-name="P6"/>
      <text:p text:style-name="P8"><text:span text:style-name="T3">I’m a nerd. And if you’re wondering what type of nerd, the answer is... y</text:span><text:span text:style-name="T2">es. Linux, programm</text:span><text:span text:style-name="T95">ing,</text:span><text:span text:style-name="T2"> D&amp;D, Magic: The Gathering... All of them!</text:span></text:p>
      <text:p text:style-name="P7"/>
      <text:p text:style-name="P7">https://youtu.be/MdZAMSyn_As?t=77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2T00:51:21.497637778</meta:creation-date>
    <dc:date>2020-04-24T19:55:43.413391691</dc:date>
    <meta:editing-duration>PT13H40M40S</meta:editing-duration>
    <meta:editing-cycles>141</meta:editing-cycles>
    <meta:generator>LibreOffice/6.4.3.2$Linux_X86_64 LibreOffice_project/40$Build-2</meta:generator>
    <meta:document-statistic meta:table-count="0" meta:image-count="0" meta:object-count="0" meta:page-count="4" meta:paragraph-count="48" meta:word-count="1761" meta:character-count="10399" meta:non-whitespace-character-count="8672"/>
  </office:meta>
</office:document-meta>
</file>